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Liberation Serif"/>
    </style:style>
    <style:style style:name="P2" style:family="paragraph" style:parent-style-name="Table_20_Contents"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able_20_Contents">
      <style:text-properties style:font-name="Liberation Serif" fo:font-style="italic" style:font-style-asian="italic" style:font-style-complex="italic"/>
    </style:style>
    <style:style style:name="P4" style:family="paragraph" style:parent-style-name="Table_20_Contents">
      <style:text-properties style:font-name="Liberation Seri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"><text:span text:style-name="T2">MARCHE SUR LES VENTS</text:span> [<text:span text:style-name="T1">Parchemin</text:span>]</text:p>
            <text:p text:style-name="P1">(Sort de Druide Niveau 6)</text:p>
            <text:p text:style-name="P1">1 minute – 9 m – 8 heures.</text:p>
            <text:p text:style-name="P1"/>
            <text:p text:style-name="P1">Vous et jusqu'à 10 personnes consentantes prennent une forme gazeuse, semblable à des nuages.</text:p>
            <text:p text:style-name="P1"/>
            <text:p text:style-name="P1">Sous cette forme :</text:p>
            <text:p text:style-name="P1">- Vitesse de vol de 90 m </text:p>
            <text:p text:style-name="P1">- Immunité à la mise à terre </text:p>
            <text:p text:style-name="P1">- Résistance aux attaques physiques</text:p>
            <text:p text:style-name="P1">- Peut Foncer OU reprendre sa forme.</text:p>
            <text:p text:style-name="P1">- Impossible de parler.</text:p>
            <text:p text:style-name="P1"/>
            <text:p text:style-name="P1">Revenir à la normale prends 1 minute, où le bénéficiaire est étourdie et vulnérable.</text:p>
            <text:p text:style-name="P1"/>
            <text:p text:style-name="P1">Peut reprendre la forme en 1 minute tant que l'effet n'est pas terminé.</text:p>
          </table:table-cell>
          <table:table-cell table:style-name="Tableau1.B1" office:value-type="string">
            <text:p text:style-name="P2">MEDAILLON DE DEGUISEMENT</text:p>
            <text:p text:style-name="P1"/>
            <text:p text:style-name="P3">Ce médaillon a le symbole d'un Serpent ailé. </text:p>
            <text:p text:style-name="P3">Acheté chez Muliguth à Ilzagal.</text:p>
            <text:p text:style-name="P1"/>
            <text:p text:style-name="P1">Tant que vous portez ce médaillon, et à la condition d'être un Drakeide, vous pouvez changer d'apparence.</text:p>
            <text:p text:style-name="P1"/>
            <text:p text:style-name="P1">Retirer le médaillon mets fin à l'effet.</text:p>
            <text:p text:style-name="P1"/>
            <text:p text:style-name="P1">Le changement inclut les vêtements, armures, armes, etc.</text:p>
            <text:p text:style-name="P1">Paraître un Humain ou Humaine, dans la limite de la taille du Drakeide.</text:p>
            <text:p text:style-name="P1"/>
            <text:p text:style-name="P1">Il s'agit d'une illusion : les objets passent au travers l'illusion, on peut toucher la personne au travers etc.</text:p>
            <text:p text:style-name="P1"/>
            <text:p text:style-name="P1">Détection : Jet d'Investigation contre 14.</text:p>
            <text:p text:style-name="P1"/>
          </table:table-cell>
        </table:table-row>
        <table:table-row>
          <table:table-cell table:style-name="Tableau1.A2" office:value-type="string">
            <text:p text:style-name="P2">CORDE D'ESCALADE</text:p>
            <text:p text:style-name="P1"/>
            <text:p text:style-name="P4"><text:span text:style-name="T4">Pièce de la collection d'un riche gnome d'Ilzagal.</text:span></text:p>
            <text:p text:style-name="P4"><text:span text:style-name="T4"/></text:p>
            <text:p text:style-name="P1">Une corde en soie longue de 18m pouvant supporter un poids de 1500 kg.</text:p>
            <text:p text:style-name="P1"/>
            <text:p text:style-name="P1">En tenant un bout et prononçant un mot de commande, la corde s'anime (Action).</text:p>
            <text:p text:style-name="P1"/>
            <text:p text:style-name="P1">On peut ordonner à l'autre bout de se déplacer jusqu'à la destination souhaitée (Bonus).</text:p>
            <text:p text:style-name="P1">On peut lui dire de s'attacher, se nouer ou s'enrouler pour la ranger.</text:p>
            <text:p text:style-name="P1"/>
            <text:p text:style-name="P1">Elle se déplace de 3m par tour.</text:p>
            <text:p text:style-name="P1">CA 20, 20 points de vie.</text:p>
            <text:p text:style-name="P1">Gagne 1 pv / minute, détruite à 0 pv.</text:p>
          </table:table-cell>
          <table:table-cell table:style-name="Tableau1.B2" office:value-type="string">
            <text:p text:style-name="P2">GLOBE FLOTTANT</text:p>
            <text:p text:style-name="P1"/>
            <text:p text:style-name="P4"><text:span text:style-name="T4">Pièce de la collection d'un riche gnome d'Ilzagal.</text:span></text:p>
            <text:p text:style-name="P4"><text:span text:style-name="T4"/></text:p>
            <text:p text:style-name="P1">Une sphère de verre épais pesant 500g.</text:p>
            <text:p text:style-name="P1"/>
            <text:p text:style-name="P1">Un mot de commande permets de lui faire émaner un sort de lumière ou de lumière du jour.</text:p>
            <text:p text:style-name="P1"/>
            <text:p text:style-name="P1">Un autre mot de commande permets de faire flotter le globe jusqu'à 1,5m du sol.</text:p>
            <text:p text:style-name="P1"/>
            <text:p text:style-name="P1">Il doit rester à 18m ou moins, sinon il s’éteint et descends vers le sol doucement.</text:p>
            <text:p text:style-name="P1"/>
            <text:p text:style-name="P1"><text:span text:style-name="T2">Lumière </text:span>: 6m de rayon, très vive.</text:p>
            <text:p text:style-name="P1"><text:span text:style-name="T2">Lumière du jour </text:span>: 18m de rayon + 18m de lumière faible. Dissipe les ténèbres.</text:p>
          </table:table-cell>
        </table:table-row>
        <table:table-row>
          <table:table-cell table:style-name="Tableau1.A2" office:value-type="string">
            <text:p text:style-name="P2">VETEMENTS RACOMMODEURS</text:p>
            <text:p text:style-name="P1"/>
            <text:p text:style-name="P3">Ces élégants vêtements se réparent magiquement, même si fortement abîmés. </text:p>
            <text:p text:style-name="P3">Acheté chez Muliguth à Ilzagal.</text:p>
            <text:p text:style-name="P4"><text:span text:style-name="T4">Pièce de la collection d'un riche gnome d'Ilzagal.</text:span></text:p>
            <text:p text:style-name="P1"/>
            <text:p text:style-name="P2">Ils s'adaptent à la taille du porteur, dans la limite du raisonnable.</text:p>
          </table:table-cell>
          <table:table-cell table:style-name="Tableau1.B2" office:value-type="string">
            <text:p text:style-name="P2">ARBALETE DE POING NAINE</text:p>
            <text:p text:style-name="P2"><text:span text:style-name="T4"/></text:p>
            <text:p text:style-name="P4"><text:span text:style-name="T4">Une arme finement ouvragée, portant la marque des artisans de BriseWyrm.</text:span></text:p>
            <text:p text:style-name="P4"><text:span text:style-name="T4">Pièce de la collection d'un riche gnome d'Ilzagal.</text:span></text:p>
            <text:p text:style-name="P2"><text:span text:style-name="T4"/></text:p>
            <text:p text:style-name="P2"><text:span text:style-name="T4">+2 aux dégâts &amp; au toucher.</text:span>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0-17T20:36:03.52</meta:creation-date>
    <dc:date>2024-10-17T20:58:50.58</dc:date>
    <meta:editing-duration>PT22M44S</meta:editing-duration>
    <meta:editing-cycles>7</meta:editing-cycles>
    <meta:generator>OpenOffice/4.1.7$Win32 OpenOffice.org_project/417m1$Build-9800</meta:generator>
    <meta:document-statistic meta:table-count="1" meta:image-count="0" meta:object-count="0" meta:page-count="2" meta:paragraph-count="47" meta:word-count="420" meta:character-count="2367"/>
  </office:meta>
</office:document-meta>
</file>